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c68a"/>
    </style:style>
    <style:style style:name="P2" style:family="paragraph" style:parent-style-name="Standard">
      <style:paragraph-properties fo:break-before="page"/>
      <style:text-properties officeooo:paragraph-rsid="0018f38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able_20_Contents">
      <style:text-properties officeooo:rsid="0014a98c" officeooo:paragraph-rsid="0014a98c"/>
    </style:style>
    <style:style style:name="P5" style:family="paragraph" style:parent-style-name="Table_20_Contents">
      <style:text-properties officeooo:rsid="0014a98c" officeooo:paragraph-rsid="00162d91"/>
    </style:style>
    <style:style style:name="P6" style:family="paragraph" style:parent-style-name="Table_20_Contents">
      <style:text-properties officeooo:rsid="0012de1a" officeooo:paragraph-rsid="0012de1a"/>
    </style:style>
    <style:style style:name="P7" style:family="paragraph" style:parent-style-name="Table_20_Contents">
      <style:text-properties officeooo:rsid="0012de1a" officeooo:paragraph-rsid="0017c68a"/>
    </style:style>
    <style:style style:name="P8" style:family="paragraph" style:parent-style-name="Table_20_Contents">
      <style:text-properties officeooo:rsid="0012de1a" officeooo:paragraph-rsid="0018f38e"/>
    </style:style>
    <style:style style:name="P9" style:family="paragraph" style:parent-style-name="Table_20_Contents">
      <style:text-properties fo:font-weight="bold" officeooo:rsid="0012de1a" officeooo:paragraph-rsid="0012de1a" style:font-weight-asian="bold" style:font-weight-complex="bold"/>
    </style:style>
    <style:style style:name="P10" style:family="paragraph" style:parent-style-name="Table_20_Contents">
      <style:text-properties fo:font-weight="bold" officeooo:rsid="0012de1a" officeooo:paragraph-rsid="0017c68a" style:font-weight-asian="bold" style:font-weight-complex="bold"/>
    </style:style>
    <style:style style:name="P11" style:family="paragraph" style:parent-style-name="Table_20_Contents">
      <style:text-properties fo:font-weight="bold" officeooo:rsid="0012de1a" officeooo:paragraph-rsid="0018f38e" style:font-weight-asian="bold" style:font-weight-complex="bold"/>
    </style:style>
    <style:style style:name="P12" style:family="paragraph" style:parent-style-name="Table_20_Contents">
      <style:text-properties officeooo:rsid="0014a146" officeooo:paragraph-rsid="0018f38e"/>
    </style:style>
    <style:style style:name="P13" style:family="paragraph" style:parent-style-name="Table_20_Contents">
      <style:text-properties officeooo:rsid="0014ca66" officeooo:paragraph-rsid="0018f38e"/>
    </style:style>
    <style:style style:name="P14" style:family="paragraph" style:parent-style-name="Standard">
      <style:text-properties officeooo:paragraph-rsid="0018f38e"/>
    </style:style>
    <style:style style:name="P15" style:family="paragraph" style:parent-style-name="Standard">
      <style:text-properties officeooo:paragraph-rsid="001a210a"/>
    </style:style>
    <style:style style:name="P16" style:family="paragraph" style:parent-style-name="Standard">
      <style:text-properties officeooo:paragraph-rsid="001b74ba"/>
    </style:style>
    <style:style style:name="P17" style:family="paragraph" style:parent-style-name="Standard">
      <style:text-properties officeooo:paragraph-rsid="001b92d9"/>
    </style:style>
    <style:style style:name="P18" style:family="paragraph" style:parent-style-name="Standard">
      <style:text-properties officeooo:paragraph-rsid="001cf80e"/>
    </style:style>
    <style:style style:name="P19" style:family="paragraph" style:parent-style-name="Standard">
      <style:paragraph-properties fo:break-before="page"/>
      <style:text-properties officeooo:paragraph-rsid="0018f38e"/>
    </style:style>
    <style:style style:name="P20" style:family="paragraph" style:parent-style-name="Standard">
      <style:paragraph-properties fo:break-before="page"/>
      <style:text-properties officeooo:paragraph-rsid="001a210a"/>
    </style:style>
    <style:style style:name="P21" style:family="paragraph" style:parent-style-name="Standard">
      <style:paragraph-properties fo:break-before="page"/>
      <style:text-properties officeooo:paragraph-rsid="001b74ba"/>
    </style:style>
    <style:style style:name="P22" style:family="paragraph" style:parent-style-name="Standard">
      <style:paragraph-properties fo:break-before="page"/>
      <style:text-properties officeooo:paragraph-rsid="001b92d9"/>
    </style:style>
    <style:style style:name="P23" style:family="paragraph" style:parent-style-name="Table_20_Contents">
      <style:text-properties officeooo:rsid="0017c68a" officeooo:paragraph-rsid="0017c68a"/>
    </style:style>
    <style:style style:name="P24" style:family="paragraph" style:parent-style-name="Table_20_Contents">
      <style:text-properties officeooo:rsid="0018f38e" officeooo:paragraph-rsid="0018f38e"/>
    </style:style>
    <style:style style:name="P25" style:family="paragraph" style:parent-style-name="Table_20_Contents">
      <style:text-properties officeooo:rsid="00162d91" officeooo:paragraph-rsid="00162d91"/>
    </style:style>
    <style:style style:name="P26" style:family="paragraph" style:parent-style-name="Table_20_Contents">
      <style:text-properties fo:font-weight="bold" officeooo:rsid="0012de1a" officeooo:paragraph-rsid="001a210a" style:font-weight-asian="bold" style:font-weight-complex="bold"/>
    </style:style>
    <style:style style:name="P27" style:family="paragraph" style:parent-style-name="Table_20_Contents">
      <style:text-properties fo:font-weight="bold" officeooo:rsid="0012de1a" officeooo:paragraph-rsid="001b74ba" style:font-weight-asian="bold" style:font-weight-complex="bold"/>
    </style:style>
    <style:style style:name="P28" style:family="paragraph" style:parent-style-name="Table_20_Contents">
      <style:text-properties fo:font-weight="bold" officeooo:rsid="0012de1a" officeooo:paragraph-rsid="001b92d9" style:font-weight-asian="bold" style:font-weight-complex="bold"/>
    </style:style>
    <style:style style:name="P29" style:family="paragraph" style:parent-style-name="Table_20_Contents">
      <style:text-properties fo:font-weight="bold" officeooo:rsid="0012de1a" officeooo:paragraph-rsid="001cf80e" style:font-weight-asian="bold" style:font-weight-complex="bold"/>
    </style:style>
    <style:style style:name="P30" style:family="paragraph" style:parent-style-name="Table_20_Contents">
      <style:text-properties officeooo:rsid="0014ef75" officeooo:paragraph-rsid="001a210a"/>
    </style:style>
    <style:style style:name="P31" style:family="paragraph" style:parent-style-name="Table_20_Contents">
      <style:text-properties officeooo:rsid="0014ef75" officeooo:paragraph-rsid="001b74ba"/>
    </style:style>
    <style:style style:name="P32" style:family="paragraph" style:parent-style-name="Table_20_Contents">
      <style:text-properties officeooo:rsid="0014ef75" officeooo:paragraph-rsid="001b92d9"/>
    </style:style>
    <style:style style:name="P33" style:family="paragraph" style:parent-style-name="Table_20_Contents">
      <style:text-properties officeooo:rsid="0014ef75" officeooo:paragraph-rsid="001cf80e"/>
    </style:style>
    <style:style style:name="P34" style:family="paragraph" style:parent-style-name="Table_20_Contents">
      <style:text-properties officeooo:rsid="0014a98c" officeooo:paragraph-rsid="001a210a"/>
    </style:style>
    <style:style style:name="P35" style:family="paragraph" style:parent-style-name="Table_20_Contents">
      <style:text-properties officeooo:rsid="0014a98c" officeooo:paragraph-rsid="001b74ba"/>
    </style:style>
    <style:style style:name="P36" style:family="paragraph" style:parent-style-name="Table_20_Contents">
      <style:text-properties officeooo:rsid="0014a98c" officeooo:paragraph-rsid="001b92d9"/>
    </style:style>
    <style:style style:name="P37" style:family="paragraph" style:parent-style-name="Table_20_Contents">
      <style:text-properties officeooo:rsid="0014a98c" officeooo:paragraph-rsid="001cf80e"/>
    </style:style>
    <style:style style:name="P38" style:family="paragraph" style:parent-style-name="Table_20_Contents">
      <style:text-properties officeooo:rsid="0016600d" officeooo:paragraph-rsid="001a210a"/>
    </style:style>
    <style:style style:name="P39" style:family="paragraph" style:parent-style-name="Table_20_Contents">
      <style:text-properties officeooo:rsid="0016600d" officeooo:paragraph-rsid="001b74ba"/>
    </style:style>
    <style:style style:name="P40" style:family="paragraph" style:parent-style-name="Table_20_Contents">
      <style:text-properties officeooo:rsid="0016600d" officeooo:paragraph-rsid="001b92d9"/>
    </style:style>
    <style:style style:name="P41" style:family="paragraph" style:parent-style-name="Table_20_Contents">
      <style:text-properties officeooo:rsid="0016600d" officeooo:paragraph-rsid="001cf80e"/>
    </style:style>
    <style:style style:name="P42" style:family="paragraph" style:parent-style-name="Table_20_Contents">
      <style:text-properties officeooo:rsid="0012de1a" officeooo:paragraph-rsid="001a210a"/>
    </style:style>
    <style:style style:name="P43" style:family="paragraph" style:parent-style-name="Table_20_Contents">
      <style:text-properties officeooo:rsid="0012de1a" officeooo:paragraph-rsid="001b92d9"/>
    </style:style>
    <style:style style:name="P44" style:family="paragraph" style:parent-style-name="Table_20_Contents">
      <style:text-properties officeooo:rsid="0017eef1" officeooo:paragraph-rsid="001b74ba"/>
    </style:style>
    <style:style style:name="P45" style:family="paragraph" style:parent-style-name="Table_20_Contents">
      <style:text-properties officeooo:rsid="0017eef1" officeooo:paragraph-rsid="001cf80e"/>
    </style:style>
    <style:style style:name="T1" style:family="text">
      <style:text-properties officeooo:rsid="00162d91"/>
    </style:style>
    <style:style style:name="T2" style:family="text">
      <style:text-properties officeooo:rsid="0014a146"/>
    </style:style>
    <style:style style:name="T3" style:family="text">
      <style:text-properties fo:language="it" fo:country="IT" officeooo:rsid="0014a146"/>
    </style:style>
    <style:style style:name="T4" style:family="text">
      <style:text-properties fo:language="it" fo:country="IT" fo:font-weight="bold" officeooo:rsid="0014a146" style:font-weight-asian="bold" style:font-weight-complex="bold"/>
    </style:style>
    <style:style style:name="T5" style:family="text">
      <style:text-properties fo:language="it" fo:country="IT" fo:font-weight="bold" officeooo:rsid="0014ca66" style:font-weight-asian="bold" style:font-weight-complex="bold"/>
    </style:style>
    <style:style style:name="T6" style:family="text">
      <style:text-properties fo:language="it" fo:country="IT" officeooo:rsid="0014ca66"/>
    </style:style>
    <style:style style:name="T7" style:family="text">
      <style:text-properties officeooo:rsid="0014ca66"/>
    </style:style>
    <style:style style:name="T8" style:family="text">
      <style:text-properties fo:font-weight="bold" officeooo:rsid="0016600d" style:font-weight-asian="bold" style:font-weight-complex="bold"/>
    </style:style>
    <style:style style:name="T9" style:family="text">
      <style:text-properties fo:font-weight="bold" officeooo:rsid="0017eef1" style:font-weight-asian="bold" style:font-weight-complex="bold"/>
    </style:style>
    <style:style style:name="T10" style:family="text">
      <style:text-properties officeooo:rsid="0016600d"/>
    </style:style>
    <style:style style:name="T11" style:family="text">
      <style:text-properties officeooo:rsid="00176b8f"/>
    </style:style>
    <style:style style:name="T12" style:family="text">
      <style:text-properties officeooo:rsid="0017eef1"/>
    </style:style>
    <style:style style:name="T13" style:family="text">
      <style:text-properties officeooo:rsid="001874ed"/>
    </style:style>
    <style:style style:name="T14" style:family="text">
      <style:text-properties officeooo:rsid="001885b7"/>
    </style:style>
    <style:style style:name="T15" style:family="text">
      <style:text-properties officeooo:rsid="001964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>Fase del task</text:p>
          </table:table-cell>
          <table:table-cell table:style-name="Tabella1.B1" office:value-type="string">
            <text:p text:style-name="P7">System Requirements Menu</text:p>
          </table:table-cell>
        </table:table-row>
        <table:table-row>
          <table:table-cell table:style-name="Tabella1.A2" office:value-type="string">
            <text:p text:style-name="P10">Nome del task</text:p>
          </table:table-cell>
          <table:table-cell table:style-name="Tabella1.B2" office:value-type="string">
            <text:p text:style-name="P23">Funzionalità 1:</text:p>
            <text:p text:style-name="P7">Informazioni sul servizio</text:p>
          </table:table-cell>
        </table:table-row>
        <table:table-row>
          <table:table-cell table:style-name="Tabella1.A2" office:value-type="string">
            <text:p text:style-name="P10">Descrizione del task</text:p>
          </table:table-cell>
          <table:table-cell table:style-name="Tabella1.B2" office:value-type="string">
            <text:p text:style-name="P7">Verificare che i requisiti siano corretti e realistici,</text:p>
            <text:p text:style-name="P7">e che siano presenti artefatti nel RAD (scenari, casi d'uso, dizionari dei dati e diagrammi</text:p>
            <text:p text:style-name="P7">eventuali) atti a modellare il requisito specificato.</text:p>
          </table:table-cell>
        </table:table-row>
        <table:table-row>
          <table:table-cell table:style-name="Tabella1.A2" office:value-type="string">
            <text:p text:style-name="P10">Artefatti coinvolti</text:p>
          </table:table-cell>
          <table:table-cell table:style-name="Tabella1.B2" office:value-type="string">
            <text:p text:style-name="P7">N/A</text:p>
          </table:table-cell>
        </table:table-row>
        <table:table-row>
          <table:table-cell table:style-name="Tabella1.A2" office:value-type="string">
            <text:p text:style-name="P10">Risultato della validazione</text:p>
          </table:table-cell>
          <table:table-cell table:style-name="Tabella1.B2" office:value-type="string">
            <text:p text:style-name="P7">FAIL</text:p>
          </table:table-cell>
        </table:table-row>
        <table:table-row>
          <table:table-cell table:style-name="Tabella1.A2" office:value-type="string">
            <text:p text:style-name="P10">Motivi del risultato</text:p>
          </table:table-cell>
          <table:table-cell table:style-name="Tabella1.B2" office:value-type="string">
            <text:p text:style-name="P7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</table:table>
      <text:p text:style-name="P1"/>
      <text:p text:style-name="Text_20_body"/>
      <text:p text:style-name="Text_20_body"/>
      <text:p text:style-name="P3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1">Fase del task</text:p>
          </table:table-cell>
          <table:table-cell table:style-name="Tabella2.B1" office:value-type="string">
            <text:p text:style-name="P8">System Requirements Menu</text:p>
          </table:table-cell>
        </table:table-row>
        <table:table-row>
          <table:table-cell table:style-name="Tabella2.A2" office:value-type="string">
            <text:p text:style-name="P11">Nome del task</text:p>
          </table:table-cell>
          <table:table-cell table:style-name="Tabella2.B2" office:value-type="string">
            <text:p text:style-name="P24">Funzionalità 2:</text:p>
            <text:p text:style-name="P12">Materiale e le informazioni necessari</text:p>
          </table:table-cell>
        </table:table-row>
        <table:table-row>
          <table:table-cell table:style-name="Tabella2.A2" office:value-type="string">
            <text:p text:style-name="P11">Descrizione del task</text:p>
          </table:table-cell>
          <table:table-cell table:style-name="Tabella2.B2" office:value-type="string">
            <text:p text:style-name="P8">Verificare che i requisiti siano corretti e realistici,</text:p>
            <text:p text:style-name="P8">e che siano presenti artefatti nel RAD (scenari, casi d'uso, dizionari dei dati e diagrammi</text:p>
            <text:p text:style-name="P8">eventuali) atti a modellare il requisito specificato.</text:p>
          </table:table-cell>
        </table:table-row>
        <table:table-row>
          <table:table-cell table:style-name="Tabella2.A2" office:value-type="string">
            <text:p text:style-name="P11">Artefatti coinvolti</text:p>
          </table:table-cell>
          <table:table-cell table:style-name="Tabella2.B2" office:value-type="string">
            <text:p text:style-name="P8">N/A</text:p>
          </table:table-cell>
        </table:table-row>
        <table:table-row>
          <table:table-cell table:style-name="Tabella2.A2" office:value-type="string">
            <text:p text:style-name="P11">Risultato della validazione</text:p>
          </table:table-cell>
          <table:table-cell table:style-name="Tabella2.B2" office:value-type="string">
            <text:p text:style-name="P8">FAIL</text:p>
          </table:table-cell>
        </table:table-row>
        <table:table-row>
          <table:table-cell table:style-name="Tabella2.A2" office:value-type="string">
            <text:p text:style-name="P11">Motivi del risultato</text:p>
          </table:table-cell>
          <table:table-cell table:style-name="Tabella2.B2" office:value-type="string">
            <text:p text:style-name="P8">Non ci sono artefatti coinvolti nella modellazione dell<text:span text:style-name="T2">a funzionalità che fornisca </text:span><text:span text:style-name="T3">a coloro i quali sono interessati, il </text:span><text:span text:style-name="T4">materiale e le informazioni necessari</text:span><text:span text:style-name="T3"> per accedere al servizio</text:span>, sebbene sia possibile ricavare informazioni dal forum che però non <text:span text:style-name="T2">è</text:span> propriamente pensat<text:span text:style-name="T2">o</text:span> per questo.</text:p>
          </table:table-cell>
        </table:table-row>
      </table:table>
      <text:p text:style-name="P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1">Fase del task</text:p>
          </table:table-cell>
          <table:table-cell table:style-name="Tabella3.B1" office:value-type="string">
            <text:p text:style-name="P8">System Requirements Menu</text:p>
          </table:table-cell>
        </table:table-row>
        <table:table-row>
          <table:table-cell table:style-name="Tabella3.A2" office:value-type="string">
            <text:p text:style-name="P11">Nome del task</text:p>
          </table:table-cell>
          <table:table-cell table:style-name="Tabella3.B2" office:value-type="string">
            <text:p text:style-name="P24">Funzionalità 3:</text:p>
            <text:p text:style-name="P13">Pubblicare informazioni di servizio e gli elenchi dei vincitori dei bandi</text:p>
          </table:table-cell>
        </table:table-row>
        <table:table-row>
          <table:table-cell table:style-name="Tabella3.A2" office:value-type="string">
            <text:p text:style-name="P11">Descrizione del task</text:p>
          </table:table-cell>
          <table:table-cell table:style-name="Tabella3.B2" office:value-type="string">
            <text:p text:style-name="P8">Verificare che i requisiti siano corretti e realistici,</text:p>
            <text:p text:style-name="P8">e che siano presenti artefatti nel RAD (scenari, casi d'uso, dizionari dei dati e diagrammi</text:p>
            <text:p text:style-name="P8">eventuali) atti a modellare il requisito specificato.</text:p>
          </table:table-cell>
        </table:table-row>
        <table:table-row>
          <table:table-cell table:style-name="Tabella3.A2" office:value-type="string">
            <text:p text:style-name="P11">Artefatti coinvolti</text:p>
          </table:table-cell>
          <table:table-cell table:style-name="Tabella3.B2" office:value-type="string">
            <text:p text:style-name="P8">N/A</text:p>
          </table:table-cell>
        </table:table-row>
        <table:table-row>
          <table:table-cell table:style-name="Tabella3.A2" office:value-type="string">
            <text:p text:style-name="P11">Risultato della validazione</text:p>
          </table:table-cell>
          <table:table-cell table:style-name="Tabella3.B2" office:value-type="string">
            <text:p text:style-name="P8">FAIL</text:p>
          </table:table-cell>
        </table:table-row>
        <table:table-row>
          <table:table-cell table:style-name="Tabella3.A2" office:value-type="string">
            <text:p text:style-name="P11">Motivi del risultato</text:p>
          </table:table-cell>
          <table:table-cell table:style-name="Tabella3.B2" office:value-type="string">
            <text:p text:style-name="P8">Non ci sono artefatti coinvolti nella modellazione dell<text:span text:style-name="T7">a funzionalità che fornisca </text:span><text:span text:style-name="T6">la possibilità di </text:span><text:span text:style-name="T5">pubblicare informazioni di servizio e gli elenchi dei vincitori dei bandi</text:span><text:span text:style-name="T6">, </text:span><text:s/>sebbene sia possibile ricavare <text:span text:style-name="T7">e pubblicare</text:span> informazioni <text:span text:style-name="T7">tramite il forum e gli eventi</text:span> che però non sono propriamente pensat<text:span text:style-name="T7">i</text:span> per questo.</text:p>
          </table:table-cell>
        </table:table-row>
      </table:table>
      <text:p text:style-name="P2"/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9">Fase del task</text:p>
          </table:table-cell>
          <table:table-cell table:style-name="Chistoj.B1" office:value-type="string">
            <text:p text:style-name="P6">System Requirements Menu</text:p>
          </table:table-cell>
        </table:table-row>
        <table:table-row>
          <table:table-cell table:style-name="Chistoj.A2" office:value-type="string">
            <text:p text:style-name="P9">Nome del task</text:p>
          </table:table-cell>
          <table:table-cell table:style-name="Chistoj.B2" office:value-type="string">
            <text:p text:style-name="P5">Funzionalità 4, 5, 6, 7, 8, 9 <text:span text:style-name="T1">(Forum, Questionari, Registro, Eventi)</text:span></text:p>
          </table:table-cell>
        </table:table-row>
        <table:table-row>
          <table:table-cell table:style-name="Chistoj.A2" office:value-type="string">
            <text:p text:style-name="P9">Descrizione del task</text:p>
          </table:table-cell>
          <table:table-cell table:style-name="Chistoj.B2" office:value-type="string">
            <text:p text:style-name="P6">Verificare che i requisiti siano corretti e realistici,</text:p>
            <text:p text:style-name="P6">e che siano presenti artefatti nel RAD (scenari, casi d'uso, dizionari dei dati e diagrammi</text:p>
            <text:p text:style-name="P6">eventuali) atti a modellare il requisito specificato.</text:p>
          </table:table-cell>
        </table:table-row>
        <table:table-row>
          <table:table-cell table:style-name="Chistoj.A2" office:value-type="string">
            <text:p text:style-name="P9">Artefatti coinvolti</text:p>
          </table:table-cell>
          <table:table-cell table:style-name="Chistoj.B2" office:value-type="string">
            <text:p text:style-name="P25">Artefatti dei pacchetti:<text:line-break/>Forum<text:line-break/>Questionari<text:line-break/>Registro<text:line-break/>Eventi</text:p>
          </table:table-cell>
        </table:table-row>
        <table:table-row>
          <table:table-cell table:style-name="Chistoj.A2" office:value-type="string">
            <text:p text:style-name="P9">Risultato della validazione</text:p>
          </table:table-cell>
          <table:table-cell table:style-name="Chistoj.B2" office:value-type="string">
            <text:p text:style-name="P4">PASS</text:p>
          </table:table-cell>
        </table:table-row>
        <table:table-row>
          <table:table-cell table:style-name="Chistoj.A2" office:value-type="string">
            <text:p text:style-name="P9">Motivi del risultato</text:p>
          </table:table-cell>
          <table:table-cell table:style-name="Chistoj.B2" office:value-type="string">
            <text:p text:style-name="P4">Per queste funzionalità i requisiti sono modellati rispettivamente dai pacchetti:<text:line-break/>forum, questionari (5, 6), registro, eventi (8, 9). <text:s/></text:p>
          </table:table-cell>
        </table:table-row>
      </table:table>
      <text:p text:style-name="P14"/>
      <text:p text:style-name="P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6">Fase del task</text:p>
          </table:table-cell>
          <table:table-cell table:style-name="Tabella4.B1" office:value-type="string">
            <text:p text:style-name="P30">Traceability Analysis </text:p>
          </table:table-cell>
        </table:table-row>
        <table:table-row>
          <table:table-cell table:style-name="Tabella4.A2" office:value-type="string">
            <text:p text:style-name="P26">Nome del task</text:p>
          </table:table-cell>
          <table:table-cell table:style-name="Tabella4.B2" office:value-type="string">
            <text:p text:style-name="P34">Funzionalità 4</text:p>
          </table:table-cell>
        </table:table-row>
        <table:table-row>
          <table:table-cell table:style-name="Tabella4.A2" office:value-type="string">
            <text:p text:style-name="P26">Descrizione del task</text:p>
          </table:table-cell>
          <table:table-cell table:style-name="Tabella4.B2" office:value-type="string">
            <text:p text:style-name="P38">Per ogni requisito funzionale, individuare gli artefatti che lo modellano;</text:p>
            <text:p text:style-name="P42"><text:span text:style-name="T8">verificare</text:span><text:span text:style-name="T10"> che gli artefatti obbligatori siano presenti;</text:span></text:p>
            <text:p text:style-name="P42"><text:span text:style-name="T8">verificare</text:span><text:span text:style-name="T10"> che ciascuno di questi artefatti segua la nomenclatura stabilita dal documento di Software Configuration Management Plan; </text:span><text:span text:style-name="T8">verificare</text:span><text:span text:style-name="T10"> che ciascuno di questi artefatti possieda un nome che non sia</text:span></text:p>
            <text:p text:style-name="P38">ambiguo, fuorviante o non esplicativo.</text:p>
          </table:table-cell>
        </table:table-row>
        <table:table-row>
          <table:table-cell table:style-name="Tabella4.A2" office:value-type="string">
            <text:p text:style-name="P26">Artefatti coinvolti</text:p>
          </table:table-cell>
          <table:table-cell table:style-name="Tabella4.B2" office:value-type="string">
            <text:p text:style-name="P38">Use cases del pacchetto forum</text:p>
          </table:table-cell>
        </table:table-row>
        <table:table-row>
          <table:table-cell table:style-name="Tabella4.A2" office:value-type="string">
            <text:p text:style-name="P26">Risultato della validazione</text:p>
          </table:table-cell>
          <table:table-cell table:style-name="Tabella4.B2" office:value-type="string">
            <text:p text:style-name="P34">PASS</text:p>
          </table:table-cell>
        </table:table-row>
        <table:table-row>
          <table:table-cell table:style-name="Tabella4.A2" office:value-type="string">
            <text:p text:style-name="P26">Motivi del risultato</text:p>
          </table:table-cell>
          <table:table-cell table:style-name="Tabella4.B2" office:value-type="string">
            <text:p text:style-name="P34"><text:span text:style-name="T11">Tutti gli use cases rispettano i parametri di verifica.</text:span> <text:s/></text:p>
          </table:table-cell>
        </table:table-row>
      </table:table>
      <text:p text:style-name="P15"/>
      <text:p text:style-name="P20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7">Fase del task</text:p>
          </table:table-cell>
          <table:table-cell table:style-name="Tabella5.B1" office:value-type="string">
            <text:p text:style-name="P31">Traceability Analysis </text:p>
          </table:table-cell>
        </table:table-row>
        <table:table-row>
          <table:table-cell table:style-name="Tabella5.A2" office:value-type="string">
            <text:p text:style-name="P27">Nome del task</text:p>
          </table:table-cell>
          <table:table-cell table:style-name="Tabella5.B2" office:value-type="string">
            <text:p text:style-name="P35">Funzionalità 4</text:p>
          </table:table-cell>
        </table:table-row>
        <table:table-row>
          <table:table-cell table:style-name="Tabella5.A2" office:value-type="string">
            <text:p text:style-name="P27">Descrizione del task</text:p>
          </table:table-cell>
          <table:table-cell table:style-name="Tabella5.B2" office:value-type="string">
            <text:p text:style-name="P39">Per ogni requisito funzionale, individuare gli artefatti che lo modellano;</text:p>
            <text:p text:style-name="P39"><text:span text:style-name="T9">verificare</text:span><text:span text:style-name="T12"> che i passi modellati in ciascun diagramma di sequenza corrispondono ai passi descritti nel caso d'uso corrispondente;</text:span></text:p>
            <text:p text:style-name="P39"><text:span text:style-name="T9">verificare</text:span><text:span text:style-name="T12"> che in ogni diagramma di casi d'uso i nomi dei casi d'uso inseriti all'interno siano corretti.</text:span></text:p>
          </table:table-cell>
        </table:table-row>
        <table:table-row>
          <table:table-cell table:style-name="Tabella5.A2" office:value-type="string">
            <text:p text:style-name="P27">Artefatti coinvolti</text:p>
          </table:table-cell>
          <table:table-cell table:style-name="Tabella5.B2" office:value-type="string">
            <text:p text:style-name="P44">\RAD\Sequence diagrams\Atsilo3\ SD_H_35_ricerca_argomenti_forum.jpg<text:line-break/>SD_H_35_ricerca_argomenti_forum.uxf</text:p>
          </table:table-cell>
        </table:table-row>
        <table:table-row>
          <table:table-cell table:style-name="Tabella5.A2" office:value-type="string">
            <text:p text:style-name="P27">Risultato della validazione</text:p>
          </table:table-cell>
          <table:table-cell table:style-name="Tabella5.B2" office:value-type="string">
            <text:p text:style-name="P44">FAIL</text:p>
          </table:table-cell>
        </table:table-row>
        <table:table-row>
          <table:table-cell table:style-name="Tabella5.A2" office:value-type="string">
            <text:p text:style-name="P27">Motivi del risultato</text:p>
          </table:table-cell>
          <table:table-cell table:style-name="Tabella5.B2" office:value-type="string">
            <text:p text:style-name="P44">Il SD non rispetta i parametri di valutazione.</text:p>
          </table:table-cell>
        </table:table-row>
      </table:table>
      <text:p text:style-name="P16"/>
      <text:p text:style-name="P2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8">Fase del task</text:p>
          </table:table-cell>
          <table:table-cell table:style-name="Tabella6.B1" office:value-type="string">
            <text:p text:style-name="P32">Traceability Analysis </text:p>
          </table:table-cell>
        </table:table-row>
        <table:table-row>
          <table:table-cell table:style-name="Tabella6.A2" office:value-type="string">
            <text:p text:style-name="P28">Nome del task</text:p>
          </table:table-cell>
          <table:table-cell table:style-name="Tabella6.B2" office:value-type="string">
            <text:p text:style-name="P36">Funzionalità <text:span text:style-name="T13">5-6 (Questionari)</text:span></text:p>
          </table:table-cell>
        </table:table-row>
        <table:table-row>
          <table:table-cell table:style-name="Tabella6.A2" office:value-type="string">
            <text:p text:style-name="P28">Descrizione del task</text:p>
          </table:table-cell>
          <table:table-cell table:style-name="Tabella6.B2" office:value-type="string">
            <text:p text:style-name="P40">Per ogni requisito funzionale, individuare gli artefatti che lo modellano;</text:p>
            <text:p text:style-name="P43"><text:span text:style-name="T8">verificare</text:span><text:span text:style-name="T10"> che gli artefatti obbligatori siano presenti;</text:span></text:p>
            <text:p text:style-name="P43"><text:span text:style-name="T8">verificare</text:span><text:span text:style-name="T10"> che ciascuno di questi artefatti segua la nomenclatura stabilita dal documento di Software Configuration Management Plan; </text:span><text:span text:style-name="T8">verificare</text:span><text:span text:style-name="T10"> che ciascuno di questi artefatti possieda un nome che non sia</text:span></text:p>
            <text:p text:style-name="P40">ambiguo, fuorviante o non esplicativo.</text:p>
          </table:table-cell>
        </table:table-row>
        <table:table-row>
          <table:table-cell table:style-name="Tabella6.A2" office:value-type="string">
            <text:p text:style-name="P28">Artefatti coinvolti</text:p>
          </table:table-cell>
          <table:table-cell table:style-name="Tabella6.B2" office:value-type="string">
            <text:p text:style-name="P40">Use cases del pacchetto <text:span text:style-name="T14">questionari</text:span></text:p>
          </table:table-cell>
        </table:table-row>
        <table:table-row>
          <table:table-cell table:style-name="Tabella6.A2" office:value-type="string">
            <text:p text:style-name="P28">Risultato della validazione</text:p>
          </table:table-cell>
          <table:table-cell table:style-name="Tabella6.B2" office:value-type="string">
            <text:p text:style-name="P36">PASS</text:p>
          </table:table-cell>
        </table:table-row>
        <table:table-row>
          <table:table-cell table:style-name="Tabella6.A2" office:value-type="string">
            <text:p text:style-name="P28">Motivi del risultato</text:p>
          </table:table-cell>
          <table:table-cell table:style-name="Tabella6.B2" office:value-type="string">
            <text:p text:style-name="P36"><text:span text:style-name="T11">Tutti gli use cases rispettano i parametri di verifica.</text:span> <text:s/></text:p>
          </table:table-cell>
        </table:table-row>
      </table:table>
      <text:p text:style-name="P17"/>
      <text:p text:style-name="P22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9">Fase del task</text:p>
          </table:table-cell>
          <table:table-cell table:style-name="Tabella7.B1" office:value-type="string">
            <text:p text:style-name="P33">Traceability Analysis </text:p>
          </table:table-cell>
        </table:table-row>
        <table:table-row>
          <table:table-cell table:style-name="Tabella7.A2" office:value-type="string">
            <text:p text:style-name="P29">Nome del task</text:p>
          </table:table-cell>
          <table:table-cell table:style-name="Tabella7.B2" office:value-type="string">
            <text:p text:style-name="P37">Funzionalità <text:span text:style-name="T15">5-6 (Questionari)</text:span></text:p>
          </table:table-cell>
        </table:table-row>
        <table:table-row>
          <table:table-cell table:style-name="Tabella7.A2" office:value-type="string">
            <text:p text:style-name="P29">Descrizione del task</text:p>
          </table:table-cell>
          <table:table-cell table:style-name="Tabella7.B2" office:value-type="string">
            <text:p text:style-name="P41">Per ogni requisito funzionale, individuare gli artefatti che lo modellano;</text:p>
            <text:p text:style-name="P41"><text:span text:style-name="T9">verificare</text:span><text:span text:style-name="T12"> che i passi modellati in ciascun diagramma di sequenza corrispondono ai passi descritti nel caso d'uso corrispondente;</text:span></text:p>
            <text:p text:style-name="P41"><text:span text:style-name="T9">verificare</text:span><text:span text:style-name="T12"> che in ogni diagramma di casi d'uso i nomi dei casi d'uso inseriti all'interno siano corretti.</text:span></text:p>
          </table:table-cell>
        </table:table-row>
        <table:table-row>
          <table:table-cell table:style-name="Tabella7.A2" office:value-type="string">
            <text:p text:style-name="P29">Artefatti coinvolti</text:p>
          </table:table-cell>
          <table:table-cell table:style-name="Tabella7.B2" office:value-type="string">
            <text:p text:style-name="P45">\RAD\Sequence diagrams\Atsilo3\ <text:span text:style-name="T15">SD_H_20_InserimentoQuestionario</text:span>.jpg<text:line-break/><text:span text:style-name="T15">SD_H_20_InserimentoQuestionario</text:span>.uxf</text:p>
          </table:table-cell>
        </table:table-row>
        <table:table-row>
          <table:table-cell table:style-name="Tabella7.A2" office:value-type="string">
            <text:p text:style-name="P29">Risultato della validazione</text:p>
          </table:table-cell>
          <table:table-cell table:style-name="Tabella7.B2" office:value-type="string">
            <text:p text:style-name="P45">FAIL</text:p>
          </table:table-cell>
        </table:table-row>
        <table:table-row>
          <table:table-cell table:style-name="Tabella7.A2" office:value-type="string">
            <text:p text:style-name="P29">Motivi del risultato</text:p>
          </table:table-cell>
          <table:table-cell table:style-name="Tabella7.B2" office:value-type="string">
            <text:p text:style-name="P45">Il SD non rispetta i parametri di valutazione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8:06:05.84</dc:date>
    <meta:editing-duration>PT12M21S</meta:editing-duration>
    <meta:editing-cycles>9</meta:editing-cycles>
    <meta:generator>LibreOffice/3.6$Windows_x86 LibreOffice_project/58f22d5-270d05a-e2abed1-ea17a85-9b5702</meta:generator>
    <meta:document-statistic meta:table-count="8" meta:image-count="0" meta:object-count="0" meta:page-count="8" meta:paragraph-count="117" meta:word-count="720" meta:character-count="5100" meta:non-whitespace-character-count="4486"/>
  </office:meta>
</office:document-meta>
</file>